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fo:font-size="12pt" fo:font-style="normal" officeooo:paragraph-rsid="00085ad2" style:font-size-asian="12pt" style:font-style-asian="normal" style:font-size-complex="12pt" style:font-style-complex="normal"/>
    </style:style>
    <style:style style:name="P2" style:family="paragraph" style:parent-style-name="Standard">
      <style:text-properties style:font-name="Times New Roman" fo:font-size="12pt" fo:font-style="normal" officeooo:paragraph-rsid="0005e35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line-height="200%"/>
      <style:text-properties style:font-name="Times New Roman" fo:font-size="12pt" fo:font-style="normal" fo:font-weight="normal" officeooo:paragraph-rsid="0005e352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200%"/>
      <style:text-properties officeooo:paragraph-rsid="0005e352"/>
    </style:style>
    <style:style style:name="P5" style:family="paragraph" style:parent-style-name="Standard">
      <style:text-properties officeooo:paragraph-rsid="0005e352"/>
    </style:style>
    <style:style style:name="T1" style:family="text">
      <style:text-properties officeooo:rsid="00118086"/>
    </style:style>
    <style:style style:name="T2" style:family="text">
      <style:text-properties officeooo:rsid="00108495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8495" style:font-weight-asian="normal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tyle="normal" style:font-style-asian="normal" style:font-style-complex="normal"/>
    </style:style>
    <style:style style:name="T8" style:family="text">
      <style:text-properties style:font-name="Times New Roman" fo:font-style="normal" officeooo:rsid="00108495" style:font-style-asian="normal" style:font-style-complex="normal"/>
    </style:style>
    <style:style style:name="T9" style:family="text">
      <style:text-properties style:font-name="Times New Roman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hn Schriner</text:p>
      <text:p text:style-name="P2">LING 76100: Introduction to Sociolinguistics</text:p>
      <text:p text:style-name="P2">Professor Matt Garley and Professor Cecelia Cutler</text:p>
      <text:p text:style-name="P2">Research Paper Proposal</text:p>
      <text:p text:style-name="P2"/>
      <text:p text:style-name="P2"/>
      <text:p text:style-name="P2"><text:span text:style-name="T1">“It’s Just Memes:”</text:span> Insight into How Chan Culture Changes</text:p>
      <text:p text:style-name="P1"><text:tab/></text:p>
      <text:p text:style-name="P1"><text:tab/>The topic of my research paper is how a popular imageboard has changed over the past <text:span text:style-name="T2">four</text:span> years. <text:s/>To do this, I will present and use a new corpus collection called <text:span text:style-name="T3">4chan/a/b/pol</text:span><text:span text:style-name="T4">. <text:s/>The corpora were made using two sets of month-long scrapings of the forum</text:span><text:span text:style-name="T5">s</text:span><text:span text:style-name="T4"> for text in July 2015 and recently in June 2019. <text:s/>The /a/ chan is for anime discussion, the /b/ is random, and /pol/ is politics. <text:s/>/pol/ was not scraped in 2015, so we'll be concerned mostly with /a/ and /b/ scrapings from four years apart. <text:s/>I will briefly explain the method of collection, how the corpus represents the population we're interested in studying, and limitations.</text:span></text:p>
      <text:p text:style-name="P3"><text:tab/>The research is both quantitative and qualitative, as I will look at the corpora using AntConc, <text:span text:style-name="T2">NLTK,</text:span> LIWC (a clearly limited tool for web text with neologisms), and Voyant Tools as well as themes from particular threads. <text:s/>My hypothesis is that quantitative findings such as word frequency or collocation will point me towards qualitative themes--such as a rise in hate-speech/<text:span text:style-name="T2">radicalization</text:span> <text:span text:style-name="T2">or the entrance and departure of political and social ephemera</text:span>--that are worth exploring in detail.</text:p>
      <text:p text:style-name="P4"><text:span text:style-name="T7"><text:tab/>The theoretical framework that guides this research is Eckert's </text:span><text:span text:style-name="T9">Communities of Practice</text:span><text:span text:style-name="T7">. <text:s/>The shared practice is that of memes, a common lexicon, ephemera, and perceived anonymity. <text:s/></text:span><text:span text:style-name="T8">This is corpus-driven research. <text:s/></text:span><text:span text:style-name="T7">I </text:span><text:span text:style-name="T8">plan to explore </text:span><text:span text:style-name="T7">the con</text:span><text:span text:style-name="T6">cept of malign/online disinhibition and have two corpora with which to trace it and compare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9:06:09.371673666</meta:creation-date>
    <dc:date>2019-10-15T19:10:01.655774188</dc:date>
    <meta:editing-duration>PT2M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263" meta:character-count="1646" meta:non-whitespace-character-count="1380"/>
  </office:meta>
</office:document-meta>
</file>